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4d635c" officeooo:paragraph-rsid="004d635c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93020a" style:font-name-asian="WenQuanYi Micro Hei" style:font-size-asian="12pt" style:font-size-complex="12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5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93d626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b1b36d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b1b36d" style:font-size-asian="10pt" style:font-size-complex="10pt"/>
    </style:style>
    <style:style style:name="T1" style:family="text">
      <style:text-properties officeooo:rsid="0055cbb6"/>
    </style:style>
    <style:style style:name="T2" style:family="text">
      <style:text-properties officeooo:rsid="00643ca6"/>
    </style:style>
    <style:style style:name="T3" style:family="text">
      <style:text-properties officeooo:rsid="00665a76"/>
    </style:style>
    <style:style style:name="T4" style:family="text">
      <style:text-properties fo:font-style="italic" officeooo:rsid="00643ca6" style:font-style-asian="italic" style:font-style-complex="italic"/>
    </style:style>
    <style:style style:name="T5" style:family="text">
      <style:text-properties officeooo:rsid="0068bd2d"/>
    </style:style>
    <style:style style:name="T6" style:family="text">
      <style:text-properties officeooo:rsid="006ae049"/>
    </style:style>
    <style:style style:name="T7" style:family="text">
      <style:text-properties officeooo:rsid="006c9cf0"/>
    </style:style>
    <style:style style:name="T8" style:family="text">
      <style:text-properties officeooo:rsid="00818162"/>
    </style:style>
    <style:style style:name="T9" style:family="text">
      <style:text-properties officeooo:rsid="0090d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ML中的</text:span>Keys元素提供了一些附加属性，之所以说是“附加属性”，是因为它与其它的QML元素用法不同。Keys是专门用来处理键盘事件KeyEvent的，它定义了许多针对特定按键的信号，例如digit<text:span text:style-name="T2">0Pressed(KeyEvent <text:s/></text:span><text:span text:style-name="T4">event</text:span><text:span text:style-name="T2">)、spacePressed</text:span><text:span text:style-name="T3">(</text:span><text:span text:style-name="T2">KeyEvent <text:s/></text:span><text:span text:style-name="T4">event</text:span><text:span text:style-name="T3">)</text:span><text:span text:style-name="T2">等，</text:span>不过使用<text:span text:style-name="T5">p</text:span>ressed<text:span text:style-name="T2">(KeyEvent <text:s/></text:span><text:span text:style-name="T4">event</text:span><text:span text:style-name="T2">)</text:span>和<text:span text:style-name="T6">r</text:span>eleased<text:span text:style-name="T2">(KeyEvent <text:s/></text:span><text:span text:style-name="T4">event</text:span><text:span text:style-name="T2">)</text:span>这两个普通的信号就可以处理大部分按键事件了，信号的参数类型是KeyEvent，参数名是event，包含了按键的详细信息。</text:p>
      <text:p text:style-name="P6"><text:span text:style-name="T9"/></text:p>
      <text:p text:style-name="P7"><text:span text:style-name="T9">如果某个QML对象要响应按键事件，首先必须设置其focus属性为true，因为这个属性默认为false。</text:span>一般情况下，我们处理了某个按键事件时，就<text:span text:style-name="T7">会</text:span>设置其event.accepted属性为true，这样做的目的是防止它的父对象稍后也处理同一个按键事件，即使父对象的focus没</text:p>
      <text:p text:style-name="P7">有设置为ture。</text:p>
      <text:p text:style-name="P2"/>
      <text:p text:style-name="P2">Keys有三个属性：enabled、forwardTo、prioriry。</text:p>
      <text:p text:style-name="P2"/>
      <text:p text:style-name="P2">enabled属性默认为 true，为false时不能响应按键事件，影响的只是当前QML对象。Keys的enabled不同于Item的enabled，后者默认为true，为false时按键事件和鼠标事件都不能响应，影响的是当前对象及所有孩子对象，这一点在使用是需要特别注意。</text:p>
      <text:p text:style-name="P2"/>
      <text:p text:style-name="P2">forwardTo是个列表属性list<text:span text:style-name="T8">&lt;Object&gt;</text:span>，设置按键事件传递的顺序，某个QML对象在这个列表属性中时，即使没有设置focus为true也能响应按键事件，如果某个按键事件被列表属性中前面的Item处理了，后面的Item就不会再收到这个按键信号。</text:p>
      <text:p text:style-name="P2"/>
      <text:p text:style-name="P2">priority属性用来设置处理按键事件时的优先级，默认是Keys.BeforeItem，也就是说优先处理Keys附加属性的按键事件，然后才是Item本身的按键事件，但Keys已经处理过的按键事件就不会再传递到当前Item了，反之Keys.afterItem亦然。</text:p>
      <text:p text:style-name="P2"/>
      <text:p text:style-name="P2">下面是一个简单的例子，通过键盘上的方向键来运动黄色矩形：</text:p>
      <text:p text:style-name="P2"/>
      <text:p text:style-name="P4">import QtQuick 2.3</text:p>
      <text:p text:style-name="P4"/>
      <text:p text:style-name="P4">Rectangle {</text:p>
      <text:p text:style-name="P4"><text:s text:c="4"/>width: 800; height: 480</text:p>
      <text:p text:style-name="P4"><text:s text:c="4"/>color: "lightblue"</text:p>
      <text:p text:style-name="P4"/>
      <text:p text:style-name="P4"><text:s text:c="4"/>focus: true;</text:p>
      <text:p text:style-name="P4"><text:s text:c="4"/>Keys.onEscapePressed: console.log("quit now?")</text:p>
      <text:p text:style-name="P4"><text:s text:c="4"/>Keys.forwardTo: moveRect</text:p>
      <text:p text:style-name="P4"/>
      <text:p text:style-name="P4"><text:s text:c="4"/>Rectangle {</text:p>
      <text:p text:style-name="P4"><text:s text:c="8"/>id: moveRect</text:p>
      <text:p text:style-name="P4"><text:s text:c="8"/>width: 100; height: 100</text:p>
      <text:p text:style-name="P4"><text:soft-page-break/><text:s text:c="8"/>color: "yellow"</text:p>
      <text:p text:style-name="P4"/>
      <text:p text:style-name="P4"><text:s text:c="8"/>Keys.onPressed: {</text:p>
      <text:p text:style-name="P4"><text:s text:c="12"/>switch(event.key) {</text:p>
      <text:p text:style-name="P4"><text:s text:c="12"/>case Qt.Key_Left:</text:p>
      <text:p text:style-name="P4"><text:s text:c="16"/>moveRect.x -= 10;</text:p>
      <text:p text:style-name="P4"><text:s text:c="16"/>break;</text:p>
      <text:p text:style-name="P4"><text:s text:c="12"/>case Qt.Key_Right:</text:p>
      <text:p text:style-name="P4"><text:s text:c="16"/>moveRect.x += 10;</text:p>
      <text:p text:style-name="P4"><text:s text:c="16"/>break;</text:p>
      <text:p text:style-name="P4"><text:s text:c="12"/>case Qt.Key_Up:</text:p>
      <text:p text:style-name="P4"><text:s text:c="16"/>moveRect.y -= 10;</text:p>
      <text:p text:style-name="P4"><text:s text:c="16"/>break;</text:p>
      <text:p text:style-name="P4"><text:s text:c="12"/>case Qt.Key_Down:</text:p>
      <text:p text:style-name="P4"><text:s text:c="16"/>moveRect.y += 10;</text:p>
      <text:p text:style-name="P4"><text:s text:c="16"/>break;</text:p>
      <text:p text:style-name="P4"><text:s text:c="12"/>default:</text:p>
      <text:p text:style-name="P4"><text:s text:c="16"/>return;</text:p>
      <text:p text:style-name="P4"><text:s text:c="12"/>}</text:p>
      <text:p text:style-name="P4"><text:s text:c="12"/>event.accepted = true</text:p>
      <text:p text:style-name="P4"><text:s text:c="8"/>}</text:p>
      <text:p text:style-name="P4"><text:s text:c="4"/>}</text:p>
      <text:p text:style-name="P4">}</text:p>
      <text:p text:style-name="P2"/>
      <text:p text:style-name="P2">另外，我们还可以通过KeyNavigation来实现类似于上例的效果，这个是专门用来处理方向键和Tab键的，下面是一个响应Tab键的例子：</text:p>
      <text:p text:style-name="P2"/>
      <text:p text:style-name="P8">import QtQuick 2.3</text:p>
      <text:p text:style-name="P4"/>
      <text:p text:style-name="P4">Grid {</text:p>
      <text:p text:style-name="P4"><text:s text:c="4"/>width: 100; height: 100</text:p>
      <text:p text:style-name="P4"><text:s text:c="4"/>columns: 2</text:p>
      <text:p text:style-name="P4"/>
      <text:p text:style-name="P4"><text:s text:c="4"/>Rectangle {</text:p>
      <text:p text:style-name="P4"><text:s text:c="8"/>id: one</text:p>
      <text:p text:style-name="P4"><text:s text:c="8"/>width: 50; height: 50</text:p>
      <text:p text:style-name="P4"><text:s text:c="8"/>color: focus ? "red" : "lightblue"</text:p>
      <text:p text:style-name="P4"><text:s text:c="8"/>focus: true</text:p>
      <text:p text:style-name="P4"><text:s text:c="8"/>KeyNavigation.tab: two</text:p>
      <text:p text:style-name="P4"><text:s text:c="4"/>}</text:p>
      <text:p text:style-name="P4"><text:s text:c="4"/>Rectangle {</text:p>
      <text:p text:style-name="P4"><text:s text:c="8"/>id: two</text:p>
      <text:p text:style-name="P4"><text:s text:c="8"/>width: 50; height: 50</text:p>
      <text:p text:style-name="P4"><text:s text:c="8"/>color: focus ? "red" : "lightblue"</text:p>
      <text:p text:style-name="P4"><text:s text:c="8"/>KeyNavigation.tab: four</text:p>
      <text:p text:style-name="P4"><text:soft-page-break/><text:s text:c="4"/>}</text:p>
      <text:p text:style-name="P4"><text:s text:c="4"/>Rectangle {</text:p>
      <text:p text:style-name="P4"><text:s text:c="8"/>id: three</text:p>
      <text:p text:style-name="P4"><text:s text:c="8"/>width: 50; height: 50</text:p>
      <text:p text:style-name="P4"><text:s text:c="8"/>color: focus ? "red" : "lightblue"</text:p>
      <text:p text:style-name="P4"><text:s text:c="8"/>KeyNavigation.tab: one</text:p>
      <text:p text:style-name="P4"><text:s text:c="4"/>}</text:p>
      <text:p text:style-name="P4"><text:s text:c="4"/>Rectangle {</text:p>
      <text:p text:style-name="P4"><text:s text:c="8"/>id: four</text:p>
      <text:p text:style-name="P4"><text:s text:c="8"/>width: 50; height: 50</text:p>
      <text:p text:style-name="P4"><text:s text:c="8"/>color: focus ? "red" : "lightblue"</text:p>
      <text:p text:style-name="P4"><text:s text:c="8"/>KeyNavigation.tab: three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4d635c" officeooo:paragraph-rsid="004d635c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9T17:58:56</meta:creation-date>
    <dc:date>2014-12-19T17:21:28</dc:date>
    <dc:creator>hanjunjie </dc:creator>
    <meta:editing-duration>PT4H12M35S</meta:editing-duration>
    <meta:editing-cycles>157</meta:editing-cycles>
    <meta:generator>LibreOffice/4.0.2.2$Linux_X86_64 LibreOffice_project/400m0$Build-2</meta:generator>
    <meta:document-statistic meta:table-count="0" meta:image-count="0" meta:object-count="0" meta:page-count="3" meta:paragraph-count="71" meta:word-count="768" meta:character-count="2337" meta:non-whitespace-character-count="1759"/>
  </office:meta>
</office:document-meta>
</file>